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3c7a9e" officeooo:paragraph-rsid="0013f844" style:font-weight-asian="normal" style:font-weight-complex="normal"/>
    </style:style>
    <style:style style:name="P2" style:family="paragraph" style:parent-style-name="Standard">
      <style:text-properties fo:font-weight="bold" officeooo:rsid="003c7a9e" officeooo:paragraph-rsid="0013f844" style:font-weight-asian="bold" style:font-weight-complex="bold"/>
    </style:style>
    <style:style style:name="P3" style:family="paragraph" style:parent-style-name="Standard">
      <style:text-properties fo:font-weight="bold" officeooo:rsid="0021b764" officeooo:paragraph-rsid="00157673" style:font-weight-asian="bold" style:font-weight-complex="bold"/>
    </style:style>
    <style:style style:name="P4" style:family="paragraph" style:parent-style-name="Standard">
      <style:text-properties fo:font-weight="bold" officeooo:rsid="002c6ed8" officeooo:paragraph-rsid="00157673" style:font-weight-asian="bold" style:font-weight-complex="bold"/>
    </style:style>
    <style:style style:name="P5" style:family="paragraph" style:parent-style-name="Standard">
      <style:text-properties officeooo:rsid="001ded0d" officeooo:paragraph-rsid="00157673"/>
    </style:style>
    <style:style style:name="P6" style:family="paragraph" style:parent-style-name="Standard">
      <style:text-properties officeooo:rsid="00230a32" officeooo:paragraph-rsid="00157673"/>
    </style:style>
    <style:style style:name="P7" style:family="paragraph" style:parent-style-name="Standard">
      <style:text-properties officeooo:rsid="002c6ed8" officeooo:paragraph-rsid="00157673"/>
    </style:style>
    <style:style style:name="P8" style:family="paragraph" style:parent-style-name="Standard">
      <style:text-properties officeooo:paragraph-rsid="00157673"/>
    </style:style>
    <style:style style:name="P9" style:family="paragraph" style:parent-style-name="Standard">
      <style:text-properties fo:font-weight="bold" officeooo:rsid="003c7a9e" officeooo:paragraph-rsid="0013f844" style:font-weight-asian="bold" style:font-weight-complex="bold"/>
    </style:style>
    <style:style style:name="P10" style:family="paragraph" style:parent-style-name="Standard">
      <style:text-properties fo:font-weight="bold" officeooo:rsid="0017f49a" officeooo:paragraph-rsid="0017f49a" fo:background-color="#ffff00" style:font-weight-asian="bold" style:font-weight-complex="bold"/>
    </style:style>
    <style:style style:name="T1" style:family="text">
      <style:text-properties officeooo:rsid="0021b764"/>
    </style:style>
    <style:style style:name="T2" style:family="text">
      <style:text-properties officeooo:rsid="00230a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42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Questions:</text:p>
      <text:p text:style-name="P2"/>
      <text:p text:style-name="P2">Jenkins:</text:p>
      <text:p text:style-name="P1">User: <text:s/>admin</text:p>
      <text:p text:style-name="P1">Password: <text:a xlink:type="simple" xlink:href="mailto:hN5N1K1%5Edy@8" text:style-name="Internet_20_link" text:visited-style-name="Visited_20_Internet_20_Link">hN5N1K1^dy@8</text:a></text:p>
      <text:p text:style-name="P1"/>
      <text:p text:style-name="P3">Tutorials/Procedures/Best Practices:</text:p>
      <text:p text:style-name="P8"><text:a xlink:type="simple" xlink:href="https://github.com/imthenachoman/How-To-Secure-A-Linux-Server" text:style-name="Internet_20_link" text:visited-style-name="Visited_20_Internet_20_Link"><text:span text:style-name="T1">How to secure a Linux server</text:span></text:a></text:p>
      <text:p text:style-name="P8"><text:a xlink:type="simple" xlink:href="https://twitter.com/sidpalas/status/1634194026500096000" text:style-name="Internet_20_link" text:visited-style-name="Visited_20_Internet_20_Link"><text:span text:style-name="T2">Secure Docker Containers</text:span></text:a></text:p>
      <text:p text:style-name="P8"><text:a xlink:type="simple" xlink:href="https://blog.brainboard.co/chatgpt-for-devops-best-practices-use-cases-and-warnings-487b02acba3" text:style-name="Internet_20_link" text:visited-style-name="Visited_20_Internet_20_Link"/></text:p>
      <text:p text:style-name="P8"><text:a xlink:type="simple" xlink:href="https://blog.brainboard.co/chatgpt-for-devops-best-practices-use-cases-and-warnings-487b02acba3" text:style-name="Internet_20_link" text:visited-style-name="Visited_20_Internet_20_Link"><text:span text:style-name="T2">ChatGPT for DevOps: Best practices</text:span></text:a></text:p>
      <text:p text:style-name="P8"><text:a xlink:type="simple" xlink:href="https://awstip.com/kubernetes-chaos-monkey-a-scheduled-random-pod-deletion-python-script-for-testing-cluster-6eac429554b2" text:style-name="Internet_20_link" text:visited-style-name="Visited_20_Internet_20_Link"><text:span text:style-name="T4">K8s kaos monkey</text:span></text:a></text:p>
      <text:p text:style-name="P6"><text:a xlink:type="simple" xlink:href="https://twitter.com/alexxubyte/status/1638567471857958913" text:style-name="Internet_20_link" text:visited-style-name="Visited_20_Internet_20_Link">HTTP Status codes</text:a></text:p>
      <text:p text:style-name="P8"><text:a xlink:type="simple" xlink:href="https://blog.devgenius.io/devops-in-linux-systemd-introduction-db7f49cb566b" text:style-name="Internet_20_link" text:visited-style-name="Visited_20_Internet_20_Link"><text:span text:style-name="T2">SystemD</text:span></text:a></text:p>
      <text:p text:style-name="P5"/>
      <text:p text:style-name="P5">------------------------------------------------------------------------------------------------------</text:p>
      <text:p text:style-name="P7">The most complete project:</text:p>
      <text:p text:style-name="P7"><text:span text:style-name="T3">Question:</text:span> Create a real life project for learning purposes using this technologies and the ones more used in devops:</text:p>
      <text:p text:style-name="P7"/>
      <text:p text:style-name="P7">DevOps, CI/CD, Jenkins, Python, Kubernetes, Docker, Helm, ArgoCD, Nginx as webserver, Terraform, Prometheus, Ansible, Grafana, Elasticsearch, Logstash, Security on Docker, the environment, Linux, etc., APIs, Jira, integration with Discord, QA, Staging, Prod environments.</text:p>
      <text:p text:style-name="P7"/>
      <text:p text:style-name="P4">Answer:</text:p>
      <text:p text:style-name="P5">Project: CI/CD Pipeline for a Web Application with Kubernetes, Docker, Jenkins, and DevOps Tools</text:p>
      <text:p text:style-name="P5"/>
      <text:p text:style-name="P5">Objective:</text:p>
      <text:p text:style-name="P5">The objective of this project is to build an end-to-end CI/CD pipeline for a web application using various DevOps tools and technologies. The pipeline will include code version control, automated builds, testing, deployment to multiple environments, monitoring, logging, security, and integration with external tools.</text:p>
      <text:p text:style-name="P5"/>
      <text:p text:style-name="P5">Technologies and Tools:</text:p>
      <text:p text:style-name="P5"/>
      <text:p text:style-name="P5">DevOps principles and practices</text:p>
      <text:p text:style-name="P5">Git for version control</text:p>
      <text:p text:style-name="P5">Jenkins for continuous integration and continuous deployment</text:p>
      <text:p text:style-name="P5">Python for application development</text:p>
      <text:p text:style-name="P5">Kubernetes for container orchestration</text:p>
      <text:p text:style-name="P5">Docker for containerization</text:p>
      <text:p text:style-name="P5">Helm for package management in Kubernetes</text:p>
      <text:p text:style-name="P5">ArgoCD for GitOps-based deployment and management of Kubernetes applications</text:p>
      <text:p text:style-name="P5">Nginx as the web server</text:p>
      <text:p text:style-name="P5">Terraform for infrastructure provisioning and management</text:p>
      <text:p text:style-name="P5">Prometheus for monitoring and alerting</text:p>
      <text:p text:style-name="P5">Grafana for visualization of monitoring metrics</text:p>
      <text:p text:style-name="P5">Elasticsearch for log storage and indexing</text:p>
      <text:p text:style-name="P5">Logstash for log aggregation and parsing</text:p>
      <text:p text:style-name="P5">Security measures for Docker, Linux, and the environment</text:p>
      <text:p text:style-name="P5">API integration for external systems (Jira, Discord)</text:p>
      <text:p text:style-name="P5"><text:soft-page-break/>Multiple environments: QA, Staging, and Production</text:p>
      <text:p text:style-name="P5">Project Steps:</text:p>
      <text:p text:style-name="P5"/>
      <text:p text:style-name="P5">Set up Git Repository:</text:p>
      <text:p text:style-name="P5"/>
      <text:p text:style-name="P5">Create a Git repository to store the source code of the web application.</text:p>
      <text:p text:style-name="P5">Initialize the repository with the initial application code.</text:p>
      <text:p text:style-name="P5">Configure Jenkins:</text:p>
      <text:p text:style-name="P5"/>
      <text:p text:style-name="P5">Install and configure Jenkins CI/CD server.</text:p>
      <text:p text:style-name="P5">Set up necessary plugins for Git integration, build automation, and deployment.</text:p>
      <text:p text:style-name="P5">Configure Jenkins jobs for automated builds, testing, and deployment.</text:p>
      <text:p text:style-name="P5">Develop the Web Application:</text:p>
      <text:p text:style-name="P5"/>
      <text:p text:style-name="P5">Use Python to develop the web application.</text:p>
      <text:p text:style-name="P5">Implement necessary features and functionality.</text:p>
      <text:p text:style-name="P5">Write unit tests for the application.</text:p>
      <text:p text:style-name="P5">Containerize the Application:</text:p>
      <text:p text:style-name="P5"/>
      <text:p text:style-name="P5">Create a Dockerfile to package the web application into a Docker image.</text:p>
      <text:p text:style-name="P5">Build the Docker image and push it to a container registry.</text:p>
      <text:p text:style-name="P5">Provision Kubernetes Cluster:</text:p>
      <text:p text:style-name="P5"/>
      <text:p text:style-name="P5">Use Terraform to provision a Kubernetes cluster on a cloud provider (e.g., AWS, GCP).</text:p>
      <text:p text:style-name="P5">Set up necessary networking, security, and infrastructure components.</text:p>
      <text:p text:style-name="P5">Deploy to QA Environment:</text:p>
      <text:p text:style-name="P5"/>
      <text:p text:style-name="P5">Use Jenkins to deploy the web application to the QA environment.</text:p>
      <text:p text:style-name="P5">Configure the deployment pipeline to trigger automatically on code commits.</text:p>
      <text:p text:style-name="P5">Set up automated testing (unit tests, integration tests) for the QA environment.</text:p>
      <text:p text:style-name="P5">Deploy to Staging Environment:</text:p>
      <text:p text:style-name="P5"/>
      <text:p text:style-name="P5">Set up a separate staging environment to mimic the production environment.</text:p>
      <text:p text:style-name="P5">Configure Jenkins to deploy the web application to the staging environment.</text:p>
      <text:p text:style-name="P5">Perform additional testing, including load testing and performance testing.</text:p>
      <text:p text:style-name="P5">Implement Production Deployment:</text:p>
      <text:p text:style-name="P5"/>
      <text:p text:style-name="P5">Configure Jenkins to deploy the web application to the production environment.</text:p>
      <text:p text:style-name="P5">Implement a release process, including manual or automated approvals.</text:p>
      <text:p text:style-name="P5">Implement rollback mechanisms in case of deployment failures.</text:p>
      <text:p text:style-name="P5">Implement Monitoring and Logging:</text:p>
      <text:p text:style-name="P5"/>
      <text:p text:style-name="P5">Set up Prometheus for monitoring the application and infrastructure metrics.</text:p>
      <text:p text:style-name="P5">Configure Grafana for visualization of monitoring metrics and create dashboards.</text:p>
      <text:p text:style-name="P5">Implement log aggregation using Elasticsearch and Logstash.</text:p>
      <text:p text:style-name="P5">Set up log parsing and indexing for easy search and analysis.</text:p>
      <text:p text:style-name="P5">Implement Security Measures:</text:p>
      <text:p text:style-name="P5"/>
      <text:p text:style-name="P5">Implement security best practices for Docker containers.</text:p>
      <text:p text:style-name="P5">Apply security configurations and hardening measures to the Linux environment.</text:p>
      <text:p text:style-name="P5">Implement network security measures, such as firewalls and access controls.</text:p>
      <text:p text:style-name="P5">Integrate with External Tools:</text:p>
      <text:p text:style-name="P5"><text:soft-page-break/></text:p>
      <text:p text:style-name="P5">Integrate with Jira for issue tracking and project management.</text:p>
      <text:p text:style-name="P5">Integrate with Discord for team communication and notifications.</text:p>
      <text:p text:style-name="P5">Create QA, Staging, and Prod Environments:</text:p>
      <text:p text:style-name="P5"/>
      <text:p text:style-name="P5">Use Terraform to provision separate environments for QA, Staging, and Production.</text:p>
      <text:p text:style-name="P5">Configure the necessary infrastructure components for each environment.</text:p>
      <text:p text:style-name="P5">This project will provide hands-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dfgsdfg sdfgsdfgsd</meta:initial-creator>
    <meta:creation-date>2023-05-16T16:50:02.116909594</meta:creation-date>
    <dc:date>2023-05-18T14:38:51.883843706</dc:date>
    <dc:creator>sdfgsdfg sdfgsdfgsd</dc:creator>
    <meta:editing-duration>PT22M14S</meta:editing-duration>
    <meta:editing-cycles>4</meta:editing-cycles>
    <meta:generator>LibreOffice/7.5.1.2$MacOSX_X86_64 LibreOffice_project/fcbaee479e84c6cd81291587d2ee68cba099e129</meta:generator>
    <meta:document-statistic meta:table-count="0" meta:image-count="0" meta:object-count="0" meta:page-count="3" meta:paragraph-count="83" meta:word-count="600" meta:character-count="4464" meta:non-whitespace-character-count="3946"/>
  </office:meta>
</office:document-meta>
</file>